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1bbc" officeooo:paragraph-rsid="00111bb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11bbc" officeooo:paragraph-rsid="00111bbc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0 Citation</text:p>
      <text:p text:style-name="P1"/>
      <text:p text:style-name="P2"><text:a xlink:type="simple" xlink:href="http://jmvh.org/article/syphilis-its-early-history-and-treatment-until-penicillin-and-the-debate-on-its-origins/" text:style-name="Internet_20_link" text:visited-style-name="Visited_20_Internet_20_Link">http://jmvh.org/article/syphilis-its-early-history-and-treatment-until-penicillin-and-the-debate-on-its-origins/</text:a></text:p>
      <text:p text:style-name="P2"/>
      <text:p text:style-name="P2"><text:a xlink:type="simple" xlink:href="https://www.cdc.gov/std/syphilis/treatment.htm" text:style-name="Internet_20_link" text:visited-style-name="Visited_20_Internet_20_Link">https://www.cdc.gov/std/syphilis/treatment.htm</text:a></text:p>
      <text:p text:style-name="P2"/>
      <text:p text:style-name="P2"/>
      <text:p text:style-name="P2"><text:a xlink:type="simple" xlink:href="https://microbewiki.kenyon.edu/index.php/Treponema_pallidum" text:style-name="Internet_20_link" text:visited-style-name="Visited_20_Internet_20_Link">https://microbewiki.kenyon.edu/index.php/Treponema_pallidum</text:a></text:p>
      <text:p text:style-name="P2"/>
      <text:p text:style-name="P2"/>
      <text:p text:style-name="P2"><text:a xlink:type="simple" xlink:href="http://syphilis.emedtv.com/syphilis/stages-of-syphilis.html" text:style-name="Internet_20_link" text:visited-style-name="Visited_20_Internet_20_Link">http://syphilis.emedtv.com/syphilis/stages-of-syphilis.html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0S</meta:editing-duration>
    <meta:editing-cycles>3</meta:editing-cycles>
    <meta:generator>LibreOffice/5.2.3.3$Windows_x86 LibreOffice_project/d54a8868f08a7b39642414cf2c8ef2f228f780cf</meta:generator>
    <dc:date>2017-08-14T18:59:42.023000000</dc:date>
    <meta:document-statistic meta:table-count="0" meta:image-count="0" meta:object-count="0" meta:page-count="1" meta:paragraph-count="5" meta:word-count="7" meta:character-count="291" meta:non-whitespace-character-count="289"/>
    <meta:user-defined meta:name="Info 1"/>
    <meta:user-defined meta:name="Info 2"/>
    <meta:user-defined meta:name="Info 3"/>
    <meta:user-defined meta:name="Info 4"/>
  </office:meta>
</office:document-meta>
</file>